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language-asian="zxx" style:country-asian="none" style:font-name-complex="FreeSans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15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3">
          <table:table-cell table:number-columns-repeated="18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(0,0)</text:p>
          </table:table-cell>
          <table:table-cell office:value-type="string" calcext:value-type="string">
            <text:p>(0,1)</text:p>
          </table:table-cell>
          <table:table-cell office:value-type="string" calcext:value-type="string">
            <text:p>(0,2)</text:p>
          </table:table-cell>
          <table:table-cell office:value-type="string" calcext:value-type="string">
            <text:p>(0,3)</text:p>
          </table:table-cell>
          <table:table-cell office:value-type="string" calcext:value-type="string">
            <text:p>(1,0)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(1,3)</text:p>
          </table:table-cell>
          <table:table-cell office:value-type="string" calcext:value-type="string">
            <text:p>(2,0)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(2,3)</text:p>
          </table:table-cell>
          <table:table-cell office:value-type="string" calcext:value-type="string">
            <text:p>(3,0)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(3,3)</text:p>
          </table:table-cell>
          <table:table-cell/>
          <table:table-cell table:style-name="Default" office:value-type="string" calcext:value-type="string">
            <text:p>X</text:p>
          </table:table-cell>
          <table:table-cell/>
          <table:table-cell office:value-type="string" calcext:value-type="string">
            <text:p>A * x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inal_ans</text:p>
          </table:table-cell>
        </table:table-row>
        <table:table-row table:style-name="ro1">
          <table:table-cell office:value-type="string" calcext:value-type="string">
            <text:p>(0,0)</text:p>
          </table:table-cell>
          <table:table-cell office:value-type="string" calcext:value-type="string">
            <text:p>noop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table:formula="of:=SUMPRODUCT([.C5:.C58]; [.S5:.S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46-9.2" office:value-type="float" office:value="-55.2" calcext:value-type="float">
            <text:p>-5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1)</text:p>
          </table:table-cell>
          <table:table-cell office:value-type="string" calcext:value-type="string">
            <text:p>left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table:formula="of:=SUMPRODUCT([.D5:.D58]; [.S5:.S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/>
          <table:table-cell table:style-name="ce1" table:formula="of:=SUMPRODUCT([.S5:.S58]; [.W5:.W58])" office:value-type="float" office:value="-5.36733727120552" calcext:value-type="float">
            <text:p>-5.3673372712</text:p>
          </table:table-cell>
        </table:table-row>
        <table:table-row table:style-name="ro1">
          <table:table-cell office:value-type="string" calcext:value-type="string">
            <text:p>(0,1)</text:p>
          </table:table-cell>
          <table:table-cell office:value-type="string" calcext:value-type="string">
            <text:p>right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table:formula="of:=SUMPRODUCT([.E5:.E58]; [.S5:.S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1)</text:p>
          </table:table-cell>
          <table:table-cell office:value-type="string" calcext:value-type="string">
            <text:p>up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table:formula="of:=SUMPRODUCT([.F5:.F58]; [.S5:.S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1)</text:p>
          </table:table-cell>
          <table:table-cell office:value-type="string" calcext:value-type="string">
            <text:p>down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table:formula="of:=SUMPRODUCT([.G5:.G58]; [.S5:.S58])" office:value-type="float" office:value="1.73472347597681E-018" calcext:value-type="float">
            <text:p>1.73472347597681E-18</text:p>
          </table:table-cell>
          <table:table-cell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2)</text:p>
          </table:table-cell>
          <table:table-cell office:value-type="string" calcext:value-type="string">
            <text:p>left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8" calcext:value-type="float">
            <text:p>0.8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table:formula="of:=SUMPRODUCT([.H5:.H58]; [.S5:.S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2)</text:p>
          </table:table-cell>
          <table:table-cell office:value-type="string" calcext:value-type="string">
            <text:p>righ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8" calcext:value-type="float">
            <text:p>-0.8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I5:.I58]; [.S5:.S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2)</text:p>
          </table:table-cell>
          <table:table-cell office:value-type="string" calcext:value-type="string">
            <text:p>up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J5:.J58]; [.S5:.S58])" office:value-type="float" office:value="1.38777878078145E-017" calcext:value-type="float">
            <text:p>1.38777878078145E-17</text:p>
          </table:table-cell>
          <table:table-cell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2)</text:p>
          </table:table-cell>
          <table:table-cell office:value-type="string" calcext:value-type="string">
            <text:p>down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K5:.K58]; [.S5:.S58])" office:value-type="float" office:value="4.16333634234434E-017" calcext:value-type="float">
            <text:p>4.16333634234434E-17</text:p>
          </table:table-cell>
          <table:table-cell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3)</text:p>
          </table:table-cell>
          <table:table-cell office:value-type="string" calcext:value-type="string">
            <text:p>lef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L5:.L58]; [.S5:.S58])" office:value-type="float" office:value="-4.16333634234434E-017" calcext:value-type="float">
            <text:p>-4.16333634234434E-17</text:p>
          </table:table-cell>
          <table:table-cell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3)</text:p>
          </table:table-cell>
          <table:table-cell office:value-type="string" calcext:value-type="string">
            <text:p>righ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M5:.M58]; [.S5:.S58])" office:value-type="float" office:value="5.55111512312578E-017" calcext:value-type="float">
            <text:p>5.55111512312578E-17</text:p>
          </table:table-cell>
          <table:table-cell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3)</text:p>
          </table:table-cell>
          <table:table-cell office:value-type="string" calcext:value-type="string">
            <text:p>u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N5:.N58]; [.S5:.S5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3)</text:p>
          </table:table-cell>
          <table:table-cell office:value-type="string" calcext:value-type="string">
            <text:p>d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O5:.O58]; [.S5:.S58])" office:value-type="float" office:value="-1.11022302462516E-016" calcext:value-type="float">
            <text:p>-1.11022302462516E-16</text:p>
          </table:table-cell>
          <table:table-cell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0)</text:p>
          </table:table-cell>
          <table:table-cell office:value-type="string" calcext:value-type="string">
            <text:p>left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P5:.P58]; [.S5:.S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0)</text:p>
          </table:table-cell>
          <table:table-cell office:value-type="string" calcext:value-type="string">
            <text:p>right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Q5:.Q58]; [.S5:.S58])" office:value-type="float" office:value="-1.11022302462516E-016" calcext:value-type="float">
            <text:p>-1.11022302462516E-16</text:p>
          </table:table-cell>
          <table:table-cell office:value-type="float" office:value="0" calcext:value-type="float">
            <text:p>0</text:p>
          </table:table-cell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0)</text:p>
          </table:table-cell>
          <table:table-cell office:value-type="string" calcext:value-type="string">
            <text:p>up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0)</text:p>
          </table:table-cell>
          <table:table-cell office:value-type="string" calcext:value-type="string">
            <text:p>dow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.0169987959990121" calcext:value-type="float">
            <text:p>0.016998796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1)</text:p>
          </table:table-cell>
          <table:table-cell office:value-type="string" calcext:value-type="string">
            <text:p>left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1)</text:p>
          </table:table-cell>
          <table:table-cell office:value-type="string" calcext:value-type="string">
            <text:p>right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1)</text:p>
          </table:table-cell>
          <table:table-cell office:value-type="string" calcext:value-type="string">
            <text:p>up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1)</text:p>
          </table:table-cell>
          <table:table-cell office:value-type="string" calcext:value-type="string">
            <text:p>dow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.0268777784638182" calcext:value-type="float">
            <text:p>0.0268777785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3)</text:p>
          </table:table-cell>
          <table:table-cell office:value-type="string" calcext:value-type="string">
            <text:p>lef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3)</text:p>
          </table:table-cell>
          <table:table-cell office:value-type="string" calcext:value-type="string">
            <text:p>righ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3)</text:p>
          </table:table-cell>
          <table:table-cell office:value-type="string" calcext:value-type="string">
            <text:p>u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3)</text:p>
          </table:table-cell>
          <table:table-cell office:value-type="string" calcext:value-type="string">
            <text:p>dow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0)</text:p>
          </table:table-cell>
          <table:table-cell office:value-type="string" calcext:value-type="string">
            <text:p>lef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-9.2 + 4.6" office:value-type="float" office:value="-4.6" calcext:value-type="float">
            <text:p>-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0)</text:p>
          </table:table-cell>
          <table:table-cell office:value-type="string" calcext:value-type="string">
            <text:p>righ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126111385527291" calcext:value-type="float">
            <text:p>0.1261113855</text:p>
          </table:table-cell>
          <table:table-cell table:number-columns-repeated="3"/>
          <table:table-cell office:value-type="float" office:value="-4.6" calcext:value-type="float">
            <text:p>-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0)</text:p>
          </table:table-cell>
          <table:table-cell office:value-type="string" calcext:value-type="string">
            <text:p>u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/>
          <table:table-cell/>
          <table:table-cell table:formula="of:=-9.2 + 4.6" office:value-type="float" office:value="-4.6" calcext:value-type="float">
            <text:p>-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0)</text:p>
          </table:table-cell>
          <table:table-cell office:value-type="string" calcext:value-type="string">
            <text:p>dow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4.6" calcext:value-type="float">
            <text:p>-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1)</text:p>
          </table:table-cell>
          <table:table-cell office:value-type="string" calcext:value-type="string">
            <text:p>lef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1)</text:p>
          </table:table-cell>
          <table:table-cell office:value-type="string" calcext:value-type="string">
            <text:p>righ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24901210175352" calcext:value-type="float">
            <text:p>0.2249012102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1)</text:p>
          </table:table-cell>
          <table:table-cell office:value-type="string" calcext:value-type="string">
            <text:p>u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1)</text:p>
          </table:table-cell>
          <table:table-cell office:value-type="string" calcext:value-type="string">
            <text:p>dow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2)</text:p>
          </table:table-cell>
          <table:table-cell office:value-type="string" calcext:value-type="string">
            <text:p>lef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2)</text:p>
          </table:table-cell>
          <table:table-cell office:value-type="string" calcext:value-type="string">
            <text:p>righ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38801075711424" calcext:value-type="float">
            <text:p>0.3388010757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2)</text:p>
          </table:table-cell>
          <table:table-cell office:value-type="string" calcext:value-type="string">
            <text:p>up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2)</text:p>
          </table:table-cell>
          <table:table-cell office:value-type="string" calcext:value-type="string">
            <text:p>down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3)</text:p>
          </table:table-cell>
          <table:table-cell office:value-type="string" calcext:value-type="string">
            <text:p>lef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3)</text:p>
          </table:table-cell>
          <table:table-cell office:value-type="string" calcext:value-type="string">
            <text:p>righ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3)</text:p>
          </table:table-cell>
          <table:table-cell office:value-type="string" calcext:value-type="string">
            <text:p>up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3)</text:p>
          </table:table-cell>
          <table:table-cell office:value-type="string" calcext:value-type="string">
            <text:p>dow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0.301156511743488" calcext:value-type="float">
            <text:p>0.3011565117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0)</text:p>
          </table:table-cell>
          <table:table-cell office:value-type="string" calcext:value-type="string">
            <text:p>lef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0)</text:p>
          </table:table-cell>
          <table:table-cell office:value-type="string" calcext:value-type="string">
            <text:p>righ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12512348728081" calcext:value-type="float">
            <text:p>1.1251234873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0)</text:p>
          </table:table-cell>
          <table:table-cell office:value-type="string" calcext:value-type="string">
            <text:p>u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0)</text:p>
          </table:table-cell>
          <table:table-cell office:value-type="string" calcext:value-type="string">
            <text:p>dow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1)</text:p>
          </table:table-cell>
          <table:table-cell office:value-type="string" calcext:value-type="string">
            <text:p>lef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-9.2-4.6" office:value-type="float" office:value="-13.8" calcext:value-type="float">
            <text:p>-1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1)</text:p>
          </table:table-cell>
          <table:table-cell office:value-type="string" calcext:value-type="string">
            <text:p>righ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2509878982465" calcext:value-type="float">
            <text:p>1.0250987898</text:p>
          </table:table-cell>
          <table:table-cell table:number-columns-repeated="3"/>
          <table:table-cell office:value-type="float" office:value="-13.8" calcext:value-type="float">
            <text:p>-1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1)</text:p>
          </table:table-cell>
          <table:table-cell office:value-type="string" calcext:value-type="string">
            <text:p>up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formula="of:=-9.2-4.6" office:value-type="float" office:value="-13.8" calcext:value-type="float">
            <text:p>-1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1)</text:p>
          </table:table-cell>
          <table:table-cell office:value-type="string" calcext:value-type="string">
            <text:p>dow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13.8" calcext:value-type="float">
            <text:p>-1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2)</text:p>
          </table:table-cell>
          <table:table-cell office:value-type="string" calcext:value-type="string">
            <text:p>lef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2)</text:p>
          </table:table-cell>
          <table:table-cell office:value-type="string" calcext:value-type="string">
            <text:p>righ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0.948843488256512" calcext:value-type="float">
            <text:p>0.9488434883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2)</text:p>
          </table:table-cell>
          <table:table-cell office:value-type="string" calcext:value-type="string">
            <text:p>up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2)</text:p>
          </table:table-cell>
          <table:table-cell office:value-type="string" calcext:value-type="string">
            <text:p>down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.2" calcext:value-type="float">
            <text:p>-9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,3)</text:p>
          </table:table-cell>
          <table:table-cell office:value-type="string" calcext:value-type="string">
            <text:p>noop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46-9.2" office:value-type="float" office:value="36.8" calcext:value-type="float">
            <text:p>36.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18:55:50.468206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1:44:24.230253151</meta:creation-date>
    <dc:date>2018-03-13T19:07:04.886456398</dc:date>
    <meta:editing-duration>PT21M23S</meta:editing-duration>
    <meta:editing-cycles>4</meta:editing-cycles>
    <meta:generator>LibreOffice/5.1.6.2$Linux_X86_64 LibreOffice_project/10m0$Build-2</meta:generator>
    <meta:document-statistic meta:table-count="1" meta:cell-count="1079" meta:object-count="0"/>
  </office:meta>
</office:document-meta>
</file>